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a5e" officeooo:paragraph-rsid="00115a5e"/>
    </style:style>
    <style:style style:name="P2" style:family="paragraph" style:parent-style-name="Standard">
      <style:text-properties officeooo:rsid="00115a5e" officeooo:paragraph-rsid="0014a798"/>
    </style:style>
    <style:style style:name="P3" style:family="paragraph" style:parent-style-name="Standard">
      <style:text-properties officeooo:rsid="00115a5e" officeooo:paragraph-rsid="003ea163"/>
    </style:style>
    <style:style style:name="P4" style:family="paragraph" style:parent-style-name="Standard">
      <style:text-properties officeooo:rsid="00115a5e" officeooo:paragraph-rsid="0047b3c3"/>
    </style:style>
    <style:style style:name="P5" style:family="paragraph" style:parent-style-name="Standard">
      <style:text-properties officeooo:rsid="00132948" officeooo:paragraph-rsid="00132948"/>
    </style:style>
    <style:style style:name="P6" style:family="paragraph" style:parent-style-name="Standard">
      <style:text-properties officeooo:rsid="0014a798" officeooo:paragraph-rsid="0014a798"/>
    </style:style>
    <style:style style:name="P7" style:family="paragraph" style:parent-style-name="Standard">
      <style:text-properties officeooo:rsid="0014a798" officeooo:paragraph-rsid="002dd913"/>
    </style:style>
    <style:style style:name="P8" style:family="paragraph" style:parent-style-name="Standard">
      <style:text-properties officeooo:rsid="00155056" officeooo:paragraph-rsid="00155056"/>
    </style:style>
    <style:style style:name="P9" style:family="paragraph" style:parent-style-name="Standard">
      <style:text-properties officeooo:rsid="0017cd58" officeooo:paragraph-rsid="0017cd58"/>
    </style:style>
    <style:style style:name="P10" style:family="paragraph" style:parent-style-name="Standard">
      <style:text-properties officeooo:rsid="001a424a" officeooo:paragraph-rsid="001a424a"/>
    </style:style>
    <style:style style:name="P11" style:family="paragraph" style:parent-style-name="Standard">
      <style:text-properties officeooo:rsid="001a424a" officeooo:paragraph-rsid="00238c69"/>
    </style:style>
    <style:style style:name="P12" style:family="paragraph" style:parent-style-name="Standard">
      <style:text-properties fo:font-weight="bold" officeooo:rsid="0014a798" officeooo:paragraph-rsid="0014a798" style:font-weight-asian="bold" style:font-weight-complex="bold"/>
    </style:style>
    <style:style style:name="P13" style:family="paragraph" style:parent-style-name="Standard">
      <style:text-properties fo:font-weight="bold" officeooo:rsid="00115a5e" officeooo:paragraph-rsid="0014a798" style:font-weight-asian="bold" style:font-weight-complex="bold"/>
    </style:style>
    <style:style style:name="P14" style:family="paragraph" style:parent-style-name="Standard">
      <style:text-properties fo:font-weight="bold" officeooo:rsid="00115a5e" officeooo:paragraph-rsid="00115a5e" style:font-weight-asian="bold" style:font-weight-complex="bold"/>
    </style:style>
    <style:style style:name="P15" style:family="paragraph" style:parent-style-name="Standard">
      <style:text-properties fo:font-weight="bold" officeooo:rsid="0017cd58" officeooo:paragraph-rsid="0017cd58" style:font-weight-asian="bold" style:font-weight-complex="bold"/>
    </style:style>
    <style:style style:name="P16" style:family="paragraph" style:parent-style-name="Standard">
      <style:text-properties fo:font-weight="bold" officeooo:rsid="00132948" officeooo:paragraph-rsid="00132948" style:font-weight-asian="bold" style:font-weight-complex="bold"/>
    </style:style>
    <style:style style:name="P17" style:family="paragraph" style:parent-style-name="Standard">
      <style:text-properties fo:font-weight="bold" officeooo:rsid="003ea163" officeooo:paragraph-rsid="0047b3c3" style:font-weight-asian="bold" style:font-weight-complex="bold"/>
    </style:style>
    <style:style style:name="P18" style:family="paragraph" style:parent-style-name="Standard">
      <style:text-properties officeooo:rsid="00246981" officeooo:paragraph-rsid="00246981"/>
    </style:style>
    <style:style style:name="P19" style:family="paragraph" style:parent-style-name="Standard">
      <style:text-properties officeooo:rsid="002dd913" officeooo:paragraph-rsid="002dd913"/>
    </style:style>
    <style:style style:name="P20" style:family="paragraph" style:parent-style-name="Standard">
      <style:text-properties officeooo:rsid="0031987c" officeooo:paragraph-rsid="0031987c"/>
    </style:style>
    <style:style style:name="P21" style:family="paragraph" style:parent-style-name="Standard">
      <style:text-properties officeooo:rsid="0033af83" officeooo:paragraph-rsid="0033af83"/>
    </style:style>
    <style:style style:name="P22" style:family="paragraph" style:parent-style-name="Standard">
      <style:text-properties officeooo:rsid="004c2705" officeooo:paragraph-rsid="004c2705"/>
    </style:style>
    <style:style style:name="P23" style:family="paragraph" style:parent-style-name="Standard">
      <style:text-properties officeooo:rsid="003ea163" officeooo:paragraph-rsid="0047b3c3"/>
    </style:style>
    <style:style style:name="T1" style:family="text">
      <style:text-properties officeooo:rsid="0014a798"/>
    </style:style>
    <style:style style:name="T2" style:family="text">
      <style:text-properties officeooo:rsid="00155056"/>
    </style:style>
    <style:style style:name="T3" style:family="text">
      <style:text-properties officeooo:rsid="00171a90"/>
    </style:style>
    <style:style style:name="T4" style:family="text">
      <style:text-properties officeooo:rsid="0018e7c9"/>
    </style:style>
    <style:style style:name="T5" style:family="text">
      <style:text-properties officeooo:rsid="001a424a"/>
    </style:style>
    <style:style style:name="T6" style:family="text">
      <style:text-properties officeooo:rsid="0022697d"/>
    </style:style>
    <style:style style:name="T7" style:family="text">
      <style:text-properties officeooo:rsid="00238c69"/>
    </style:style>
    <style:style style:name="T8" style:family="text">
      <style:text-properties officeooo:rsid="00258962"/>
    </style:style>
    <style:style style:name="T9" style:family="text">
      <style:text-properties officeooo:rsid="00266dbd"/>
    </style:style>
    <style:style style:name="T10" style:family="text">
      <style:text-properties officeooo:rsid="002851cb"/>
    </style:style>
    <style:style style:name="T11" style:family="text">
      <style:text-properties officeooo:rsid="00287715"/>
    </style:style>
    <style:style style:name="T12" style:family="text">
      <style:text-properties officeooo:rsid="002a1572"/>
    </style:style>
    <style:style style:name="T13" style:family="text">
      <style:text-properties officeooo:rsid="002a7461"/>
    </style:style>
    <style:style style:name="T14" style:family="text">
      <style:text-properties officeooo:rsid="002b0067"/>
    </style:style>
    <style:style style:name="T15" style:family="text">
      <style:text-properties officeooo:rsid="002fc765"/>
    </style:style>
    <style:style style:name="T16" style:family="text">
      <style:text-properties officeooo:rsid="0034b75e"/>
    </style:style>
    <style:style style:name="T17" style:family="text">
      <style:text-properties officeooo:rsid="00353ade"/>
    </style:style>
    <style:style style:name="T18" style:family="text">
      <style:text-properties officeooo:rsid="0036af89"/>
    </style:style>
    <style:style style:name="T19" style:family="text">
      <style:text-properties officeooo:rsid="003a7451"/>
    </style:style>
    <style:style style:name="T20" style:family="text">
      <style:text-properties officeooo:rsid="004a5f0d"/>
    </style:style>
    <style:style style:name="T21" style:family="text">
      <style:text-properties officeooo:rsid="004da0ae"/>
    </style:style>
    <style:style style:name="T22" style:family="text">
      <style:text-properties officeooo:rsid="004e6871"/>
    </style:style>
    <style:style style:name="T23" style:family="text">
      <style:text-properties officeooo:rsid="00536356"/>
    </style:style>
    <style:style style:name="T24" style:family="text">
      <style:text-properties officeooo:rsid="00569733"/>
    </style:style>
    <style:style style:name="T25" style:family="text">
      <style:text-properties officeooo:rsid="005704c5"/>
    </style:style>
    <style:style style:name="T26" style:family="text">
      <style:text-properties officeooo:rsid="00581db7"/>
    </style:style>
    <style:style style:name="T27" style:family="text">
      <style:text-properties officeooo:rsid="0058b5e4"/>
    </style:style>
    <style:style style:name="T28" style:family="text">
      <style:text-properties officeooo:rsid="005a28af"/>
    </style:style>
    <style:style style:name="T29" style:family="text">
      <style:text-properties officeooo:rsid="005bbd28"/>
    </style:style>
    <style:style style:name="T30" style:family="text">
      <style:text-properties officeooo:rsid="005d90fa"/>
    </style:style>
    <style:style style:name="T31" style:family="text">
      <style:text-properties officeooo:rsid="005f75f9"/>
    </style:style>
    <style:style style:name="T32" style:family="text">
      <style:text-properties officeooo:rsid="0060fc8b"/>
    </style:style>
    <style:style style:name="T33" style:family="text">
      <style:text-properties officeooo:rsid="0062b833"/>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ips for Learning: <text:span text:style-name="T33">[</text:span>Software Development<text:span text:style-name="T33">]</text:span>: </text:p>
      <text:p text:style-name="P8"/>
      <text:p text:style-name="P19">Most of the guidlines and tips that are presented here are very general and apply for leanring any subject, not necessarily software. <text:span text:style-name="T15">But still i have named this article the tips for learning software because its what i specifically indented this article for. </text:span></text:p>
      <text:p text:style-name="P7"/>
      <text:p text:style-name="P6"/>
      <text:p text:style-name="P12">Check your level: </text:p>
      <text:p text:style-name="P6"/>
      <text:p text:style-name="P6">When we are reading a book, article or tutorial, most of the keywords we are hearing, despite being a beggineer they might appear familiar. <text:span text:style-name="T5">This might really raise your hopes. </text:span>But the book, or tutorial <text:s/><text:span text:style-name="T5">you might be reading </text:span>may <text:span text:style-name="T5">not </text:span>actually be intended for a begineer. It might be written in a way which is intended for an experienced person. And a begineer is not an intended audience for that tutorial. </text:p>
      <text:p text:style-name="P6"/>
      <text:p text:style-name="P6">You might face a situation where , you might read the article, <text:span text:style-name="T5">containing keywords which sounds familar and you might think you should be able to understand</text:span> <text:span text:style-name="T8">it </text:span>but doesnt really seem to understand anthing or get a big picture idea of the subject. </text:p>
      <text:p text:style-name="P6"/>
      <text:p text:style-name="P6">So whenever you pick a book, a tutorial , check that you fulfill the prerequisistes, and it is indended for the level of knowledge you have. </text:p>
      <text:p text:style-name="P6"/>
      <text:p text:style-name="P6">A tutorial which is intended of an intermediate or advanced level person. For a begineer its not a good idea to go thought it <text:span text:style-name="T10">even if you might feel that you could understand it</text:span>. <text:span text:style-name="T10">When you fail to comprehend it despite taking lot of efforts </text:span>It will discourage you, and lower your hopes. So if you are a begineer look for tutorials, which is intended for a begineer and not <text:span text:style-name="T10">an </text:span>experienced person.</text:p>
      <text:p text:style-name="P1"/>
      <text:p text:style-name="P1">Tutorials <text:span text:style-name="T8">are generally categoreized accoridng to their target audience and they are generally </text:span>Indended for: Begineer, Intermediate, Advanced : Make sure you are reading the right one according to your <text:span text:style-name="T5">level of </text:span>knowledge. </text:p>
      <text:p text:style-name="P1"/>
      <text:p text:style-name="P1"/>
      <text:p text:style-name="P12">Reasearch, and find good books, and tutorials</text:p>
      <text:p text:style-name="P1"/>
      <text:p text:style-name="P1"><text:span text:style-name="T1">The ugly truth of the education industry, that most of the people wont bother to tell you is. </text:span>Most of the tutorials, books are not good. <text:span text:style-name="T1">They are not good, if you really want to do some practical work / useful work with that knowledge. They are often not properly researched, not in sync with current industry trends. </text:span>Some contain lot of unuseful, redundant information. So you need to search the tutorials, books which are well researched, written according to current industry trend<text:span text:style-name="T1">s.</text:span> The key point <text:span text:style-name="T3">to note here </text:span>is : Good books and tutorials are few- <text:span text:style-name="T3">Let me emphasize it again good books and tutorial are very few. Most of the books and tutorials are not good</text:span>: <text:span text:style-name="T3">So </text:span>Dont waste your time on tutorials, books which are not good. </text:p>
      <text:p text:style-name="P1">It will discourage you. You will start underestimating your learning abilities. And also waste your time and efforts. <text:tab/></text:p>
      <text:p text:style-name="P1"/>
      <text:p text:style-name="P1">Look for reviews, and seek advice from community for finding good tutorials, books. Search internet for book reviews, and suggestions on good books. Tutorials and books which are good are generally recommended by many people. When you find some book which is has a general trend and being recommended by many people, its a sign that its worth learning from. <text:span text:style-name="T1">And you can have faith that t</text:span>he book is a good.</text:p>
      <text:p text:style-name="P1"/>
      <text:p text:style-name="P1"/>
      <text:p text:style-name="P1"><text:soft-page-break/></text:p>
      <text:p text:style-name="P13">Iterate: </text:p>
      <text:p text:style-name="P2"/>
      <text:p text:style-name="P6">Key point is: Be aware that your understanding will get better <text:span text:style-name="T11">with/</text:span> after a second or third iteration. </text:p>
      <text:p text:style-name="P6"/>
      <text:p text:style-name="P2">You will not understand many things in the first time your read the book. You will understand very few things the first time you read the book. But dont lose hope. This is how it is supposed to be. You would truly be<text:span text:style-name="T2">gin</text:span> to understand a book and have a big picture idea about the subject only after you have read it more than one time. Each time your understanding about the subject gets better. </text:p>
      <text:p text:style-name="P1"/>
      <text:p text:style-name="P1">Key point <text:span text:style-name="T2">to note here </text:span>Here is: You dont need / require to understand everything in the first reading. Keep patience. Read the entire book. And dont stop <text:span text:style-name="T2">even you dont seem to undersand everything</text:span>. <text:span text:style-name="T2">When you begin reading</text:span> the second time. You will begin to understand more. And in third <text:span text:style-name="T2">reading </text:span>iteration even more. <text:span text:style-name="T2">You will iterate u</text:span>ntil you get the complete big picture – conceptual understanding of the subject. </text:p>
      <text:p text:style-name="P1"/>
      <text:p text:style-name="P1">An iteration means, going throught the entire book <text:span text:style-name="T9">one time</text:span>. </text:p>
      <text:p text:style-name="P1"/>
      <text:p text:style-name="P1">If you ha<text:span text:style-name="T2">d</text:span> bother to study your college computer science classes. Remember <text:s/>we ha<text:span text:style-name="T2">d a </text:span>subject on compiler design. The compiler also works in the same way. </text:p>
      <text:p text:style-name="P1">It iterates throught the entire code <text:span text:style-name="T2">more than one time</text:span>. In the first iteration it will not grasp the complete code. Compiler takes around 2 or more iterations to completely start understnad<text:span text:style-name="T2">ing</text:span> the code and assemble it and build it. </text:p>
      <text:p text:style-name="P1"/>
      <text:p text:style-name="P8">Learning new concepts also works in the same way. </text:p>
      <text:p text:style-name="P8"/>
      <text:p text:style-name="P8"/>
      <text:p text:style-name="P15">Take help and be in touch with the community</text:p>
      <text:p text:style-name="P9"/>
      <text:p text:style-name="P9">Your community and your peers, will help you a lot in making you aware of the current trends in the industry and what works and what does not work. So keeping in touch with your community. Is a good idea. </text:p>
      <text:p text:style-name="P1"/>
      <text:p text:style-name="P1"/>
      <text:p text:style-name="P14">Take Notes <text:span text:style-name="T23">and get your hands dirty </text:span>: Dont be lazy </text:p>
      <text:p text:style-name="P1"/>
      <text:p text:style-name="P1">- Taking notes, puttting the key ideas, key points somewhere by writing it down on a paper, notebook. Or on a computer. It will help you later when you want to revise the subject. It is one of the best ways to to organize your understanding of the subject. <text:span text:style-name="T2">And save your time in revising the subject. </text:span></text:p>
      <text:p text:style-name="P1"/>
      <text:p text:style-name="P1">- At the time of studying the subject, you will automatically know what you need to write, and take the note of.</text:p>
      <text:p text:style-name="P1"/>
      <text:p text:style-name="P1">- <text:span text:style-name="T2">type commands on terminal , execute commands and see how things are working on a basic level. Dont skip on it. And dont be lazy about it. It really helps a lot in learning. And skipping on it is not a good idea. </text:span></text:p>
      <text:p text:style-name="P1"/>
      <text:p text:style-name="P1"/>
      <text:p text:style-name="P14">Take care of Yourself: </text:p>
      <text:p text:style-name="P1"/>
      <text:p text:style-name="P1">Learning depends a lot on your state of mind. A healthy mind makes learning really simple, easy <text:soft-page-break/><text:span text:style-name="T2">and efficient</text:span>. While depressed and unhealthy mind, will make learning even simple things / <text:span text:style-name="T2">concepts </text:span>a really daunting task. </text:p>
      <text:p text:style-name="P1"/>
      <text:p text:style-name="P1">So it is very important to take care of your mind and emotional state. And your physical st<text:span text:style-name="T2">ate/ and your body</text:span> also. Take good sleep, take a walk and have little excercise- you dont need to do a lot of excercise <text:span text:style-name="T2">or heavy excercise</text:span>, but having a little bit of physical work / excersi<text:span text:style-name="T2">s</text:span>e is good <text:span text:style-name="T11">thing</text:span>. </text:p>
      <text:p text:style-name="P1"/>
      <text:p text:style-name="P5">Maintain good clea<text:span text:style-name="T12">n</text:span>liness and hygiene, take proper bath, wash your clothes, do your laundry, clean your home and <text:span text:style-name="T12">your </text:span>surroundings, and eat healthy. Dont skip on it. How much mundane it <text:span text:style-name="T19">may </text:span>seem <text:span text:style-name="T19">or appear</text:span>. Doing it properly will keep you <text:span text:style-name="T2">emotionally healthy and in a mentally sound state</text:span>. The effects might not be visible initially. B<text:span text:style-name="T2">ecause we often tend to think on the physical level. But on the intellecutal level , the effects of doing these routine chores are big. </text:span></text:p>
      <text:p text:style-name="P5"/>
      <text:p text:style-name="P6">On the physical level, it is difficult to see how these little things, make any difference. But these things although seem<text:span text:style-name="T12">ingly</text:span> subtle, or of little importance, do make <text:span text:style-name="T13">a </text:span>lot of difference. I have seen this with experience. </text:p>
      <text:p text:style-name="P6"/>
      <text:p text:style-name="P6"><text:span text:style-name="T2">Consider for example: a subject</text:span> that is supposed to / <text:span text:style-name="T14">should</text:span> take <text:span text:style-name="T2">around </text:span>1 week to learn, <text:span text:style-name="T25">But </text:span>if you are living a<text:span text:style-name="T2">n</text:span> unhealthy lifestyle <text:span text:style-name="T26">y</text:span>ou <text:span text:style-name="T26">may</text:span> tend to lose your attention and it might prolong your leanring time . <text:span text:style-name="T14">For </text:span>learn<text:span text:style-name="T14">ing</text:span> <text:span text:style-name="T27">that subject you might end up taking </text:span>upto one month, two months, or even three months. <text:span text:style-name="T2">This might</text:span> discourage you to an extent that you will start belieinvg that you are hopelss and <text:span text:style-name="T2">start doubting your capabilites of learning that subject. And you will start wondering are you even capable of learning that subject? You C</text:span>ant really learn that subject ! </text:p>
      <text:p text:style-name="P3"><text:line-break/><text:span text:style-name="T1">Keeping a check on these little things which initially might seem /appear of little importance will keep your mind refreshed, and healthy. Which is very much contuctive in learning new ideas and concepts.</text:span></text:p>
      <text:p text:style-name="P3"/>
      <text:p text:style-name="P3"/>
      <text:p text:style-name="P5"/>
      <text:p text:style-name="P16">Learning will take time: keep patience</text:p>
      <text:p text:style-name="P5"/>
      <text:p text:style-name="P5">You might consider yourself a ninja, or <text:span text:style-name="T16">an </text:span>expert. When we are young, we often <text:span text:style-name="T6">tend to</text:span> think we are invincible, and there is nothing in this world <text:span text:style-name="T6">that </text:span>we cannot conquer. And most often, when we proceed with this approach, we <text:span text:style-name="T17">often tend to</text:span> hit a brick wall <text:span text:style-name="T18">when</text:span> <text:span text:style-name="T20">we are </text:span>learning. Because we want and we <text:span text:style-name="T2">often </text:span>expect <text:span text:style-name="T20">to have quick results and we have made ourselves habitual of seeing ourselves </text:span>obtain<text:span text:style-name="T2">ing</text:span> quick results. <text:span text:style-name="T4">But learning on the flipside</text:span>, takes time, and you might not see quick results. But keep patience. Results will show with time and <text:s/><text:span text:style-name="T2">you will see later </text:span>its definitely worth your time. </text:p>
      <text:p text:style-name="P5"/>
      <text:p text:style-name="P5">You will not learn everything the first time. Learning is a gradual process. It <text:span text:style-name="T7">is</text:span> similar to <text:span text:style-name="T2">the way </text:span>human <text:span text:style-name="T2">beings </text:span>evol<text:span text:style-name="T2">ved over hundreds and thousands of years</text:span> and <text:span text:style-name="T2">the way </text:span>evolution is happening in the society. We as society and human beings are evolving, it <text:span text:style-name="T19">is slow but</text:span> a gradual and steady process. <text:s/><text:span text:style-name="T2">Evolution although happening at a slow pace but its</text:span> <text:span text:style-name="T4">definitely </text:span>there and its <text:span text:style-name="T4">definitely</text:span> happening. </text:p>
      <text:p text:style-name="P5"/>
      <text:p text:style-name="P5"><text:span text:style-name="T2">Similarly </text:span>learning is also a slow and gradual process. <text:span text:style-name="T2">Althought it is slow but a </text:span>progress will <text:span text:style-name="T2">definitely </text:span>happen w<text:span text:style-name="T2">hen you give your time</text:span>. </text:p>
      <text:p text:style-name="P5"/>
      <text:p text:style-name="P5">Key Point <text:span text:style-name="T2">to note here </text:span>is : <text:span text:style-name="T4">Althougth learning is slow but </text:span>You will definitely see some progress whenever you devote your time in learning something. Your time is never wasted. </text:p>
      <text:p text:style-name="P5"/>
      <text:p text:style-name="P20"><text:soft-page-break/>To give you a rough Estimate: Reaching upto intermediate – to advance level, generally takes up to 2-3 years. When you are learning on a regular basis. </text:p>
      <text:p text:style-name="P5"/>
      <text:p text:style-name="P5"/>
      <text:p text:style-name="P17">Things with improve with time: </text:p>
      <text:p text:style-name="P23">Human beings we have a really good gift, the gift of learning from our mistakes, and imprvising. In software terminology we call it automating and eliminating/ reducing the boiler plate. It all seem to suggest that things improve with time and expereince. When we begin something, we have to deal with lot of manual, chore, routine and boilerplate tasks. Which makes our work routin<text:span text:style-name="T28">e</text:span> really boring <text:span text:style-name="T29">and</text:span> lacking fun. Which might make us feel <text:span text:style-name="T30">bored</text:span>, or reduce our interest. But with time we <text:span text:style-name="T31">will </text:span>automate <text:span text:style-name="T32">and </text:span>things will improve. </text:p>
      <text:p text:style-name="P23">When we persue something for the first time, everything seem to /appear to be very boring, mundane and lacking fun and excitement. But we keep on learning from our mistakes, we keep on improvising oursleves, automating and bettering ourselves. And Things will <text:s/>start to improve. Initially you may have found things to be quite boring, and lacking fun. But keep patience: You will start to enjoy your work, and find it lot more interesting as we progress with time. </text:p>
      <text:p text:style-name="P4"/>
      <text:p text:style-name="P5"/>
      <text:p text:style-name="P5"/>
      <text:p text:style-name="P15">Share your Experiences with <text:span text:style-name="T5">the </text:span>Community !</text:p>
      <text:p text:style-name="P9"/>
      <text:p text:style-name="P9">Last but important ! Dont forget to share your experinces <text:span text:style-name="T7">with other people</text:span>. Although i dont really need to tell it <text:span text:style-name="T7">here and</text:span> <text:span text:style-name="T5">emphasize it and put it here</text:span>. <text:span text:style-name="T5">Because it a natural interest of any human being that</text:span> he / she <text:span text:style-name="T5">surely / definitely </text:span>wants to share <text:span text:style-name="T7">their experiences </text:span>with other people. </text:p>
      <text:p text:style-name="P9">But still for the sake of formality and having a sense of completion of this article. I am putting this point up here. </text:p>
      <text:p text:style-name="P9">You will yearn to share your experiences with others and it is a good thing. </text:p>
      <text:p text:style-name="P9"/>
      <text:p text:style-name="P10">So set up a good blog , or compile your experiences into a book or series of articles where you would share your expereinces, it will really help the community. And also give you a sense of satisfaction. </text:p>
      <text:p text:style-name="P10"/>
      <text:p text:style-name="P10">I remember form my own experiences, the expereinces, tips, and advices shared by senior members of the community helped me a lot. And i cant imagine how much difficult things would have become if they had not shared these experiences. </text:p>
      <text:p text:style-name="P10"/>
      <text:p text:style-name="P11">In the end we all stand on the shoulders of our ancestors and older generations, and our future generations will also do the same they will stand on our shoulders, And someday we realize that <text:span text:style-name="T21">we </text:span>are merely just a link in a chain . <text:span text:style-name="T22">[</text:span>our older generations stand behind us and our future generations will stand in front of us. <text:span text:style-name="T22">]</text:span></text:p>
      <text:p text:style-name="P11"/>
      <text:p text:style-name="P11">A beautiful chain of human evolution and our society !</text:p>
      <text:p text:style-name="P10"/>
      <text:p text:style-name="P10"/>
      <text:p text:style-name="P10">Thanks for Reading ! Cheers and Enjoy !</text:p>
      <text:p text:style-name="P10"/>
      <text:p text:style-name="P10">- Sumeet</text:p>
      <text:p text:style-name="P10"/>
      <text:p text:style-name="P10"/>
      <text:p text:style-name="P10"/>
      <text:p text:style-name="P18">Useful Links and References: </text:p>
      <text:p text:style-name="P10"/>
      <text:p text:style-name="P10"><text:soft-page-break/>- <text:span text:style-name="T14">Article by Jackob Jenkov,</text:span></text:p>
      <text:p text:style-name="P10"/>
      <text:p text:style-name="P1"/>
      <text:p text:style-name="P1"><text:span text:style-name="T24">Date: </text:span><text:date style:data-style-name="N37" text:date-value="2016-04-25T23:55:21.983077959" text:fixed="true">25/04/16</text:date> : <text:time style:data-style-name="N41" text:time-value="2016-04-25T23:55:28.685421659" text:fixed="true">23:55:29</text:time></text:p>
      <text:p text:style-name="P1"/>
      <text:p text:style-name="P1"/>
      <text:p text:style-name="P1"/>
      <text:p text:style-name="P1"/>
      <text:p text:style-name="P1"/>
      <text:p text:style-name="P1"/>
      <text:p text:style-name="P1"/>
      <text:p text:style-name="P6"/>
      <text:p text:style-name="P6">Research and Do it a lot, spend A LOT of your time on researching the ideas and concepts and working out the implementation details: </text:p>
      <text:p text:style-name="P6"/>
      <text:p text:style-name="P6"/>
      <text:p text:style-name="P6">Stand on the shoulders of giants: <text:span text:style-name="T3">Dont reinvent the wheel</text:span></text:p>
      <text:p text:style-name="P6">When we are begineer, we want to do, <text:span text:style-name="T3">develop </text:span>everything by ourselves. <text:span text:style-name="T3">Its good and it helps you to get a basic understanding in the initial stages. But you need to automate. Because</text:span> often there is no need for it . Becuase other people have already provided good solutions for what you might be putting your time, energy and efforts. Dont try to reinvent the wheel. <text:span text:style-name="T3">Seek the </text:span></text:p>
      <text:p text:style-name="P6"/>
      <text:p text:style-name="P6"/>
      <text:p text:style-name="P6"/>
      <text:p text:style-name="P6"/>
      <text:p text:style-name="P6"/>
      <text:p text:style-name="P6"/>
      <text:p text:style-name="P6"/>
      <text:p text:style-name="P6"/>
      <text:p text:style-name="P21">few truths about depression</text:p>
      <text:p text:style-name="P21"/>
      <text:p text:style-name="P22">Few notes on Downsizing in Life:</text:p>
      <text:p text:style-name="P6"/>
      <text:p text:style-name="P6"/>
      <text:p text:style-name="P21">Dysfunctional families and upbringing are more prevalent and common, than most of the admit and we be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20:23:33.972279854</meta:creation-date>
    <dc:date>2016-05-08T23:18:43.957594328</dc:date>
    <meta:editing-duration>P1DT8H5M21S</meta:editing-duration>
    <meta:editing-cycles>71</meta:editing-cycles>
    <meta:generator>LibreOffice/4.4.2.2$Linux_X86_64 LibreOffice_project/40m0$Build-2</meta:generator>
    <meta:document-statistic meta:table-count="0" meta:image-count="0" meta:object-count="0" meta:page-count="5" meta:paragraph-count="61" meta:word-count="2147" meta:character-count="12127" meta:non-whitespace-character-count="9988"/>
  </office:meta>
</office:document-meta>
</file>